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28pt" fo:font-weight="bold" style:font-size-asian="128pt" style:font-weight-asian="bold" style:font-name-complex="Tahoma1" style:font-size-complex="128pt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Tahoma" fo:font-size="36pt" fo:font-weight="bold" style:font-size-asian="36pt" style:font-weight-asian="bold" style:font-name-complex="Tahoma1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36pt" fo:font-weight="bold" officeooo:paragraph-rsid="00022f73" style:font-size-asian="36pt" style:font-weight-asian="bold" style:font-name-complex="Tahoma1" style:font-size-complex="36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72pt" fo:font-weight="bold" style:font-size-asian="72pt" style:font-weight-asian="bold" style:font-name-complex="Tahoma1" style:font-size-complex="72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72pt" fo:font-weight="bold" officeooo:paragraph-rsid="00022f73" style:font-size-asian="72pt" style:font-weight-asian="bold" style:font-name-complex="Tahoma1" style:font-size-complex="72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66pt" fo:font-weight="bold" style:font-size-asian="66pt" style:font-weight-asian="bold" style:font-name-complex="Tahoma1" style:font-size-complex="66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28pt" fo:font-weight="bold" officeooo:paragraph-rsid="00022f73" style:font-size-asian="128pt" style:font-weight-asian="bold" style:font-name-complex="Tahoma1" style:font-size-complex="128pt"/>
    </style:style>
    <style:style style:name="P10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22f73"/>
    </style:style>
    <style:style style:name="T1" style:family="text">
      <style:text-properties style:font-name="Tahoma" fo:font-size="48pt" fo:language="en" fo:country="US" fo:font-weight="bold" style:font-size-asian="48pt" style:font-weight-asian="bold" style:font-name-complex="Tahoma1" style:font-size-complex="48pt"/>
    </style:style>
    <style:style style:name="T2" style:family="text">
      <style:text-properties style:font-name="Tahoma" fo:font-size="48pt" fo:font-weight="bold" style:font-size-asian="48pt" style:font-weight-asian="bold" style:font-name-complex="Tahoma1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МАТЕМАТИКА</text:p>
      <text:p text:style-name="P10"><text:span text:style-name="T1">XXXVI</text:span><text:span text:style-name="T2"> Турнир Ломоносова</text:span></text:p>
      <text:p text:style-name="P5">29 сентября 2013 г.</text:p>
      <text:p text:style-name="P9"/>
      <text:p text:style-name="P7">МАТЕМАТ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МАТЕМАТ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МАТЕМАТ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МАТЕМАТ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МАТЕМАТ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МАТЕМАТ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8">МАТЕМАТИЧЕСКИЕ<text:line-break/>ИГРЫ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ИСТОРИЯ</text:p>
      <text:p text:style-name="P6">ЛИТЕРАТУР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ФИЗ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ФИЗ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БИОЛОГИЯ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ХИМИЯ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АСТРОНОМИЯ</text:p>
      <text:p text:style-name="P6">И НАУКИ О ЗЕМЛЕ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АСТРОНОМИЯ</text:p>
      <text:p text:style-name="P6">И НАУКИ О ЗЕМЛЕ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ЛИНГВИСТИКА</text:p>
      <text:p text:style-name="P2"><text:span text:style-name="T1">XXXVI</text:span><text:span text:style-name="T2"> Турнир Ломоносова</text:span></text:p>
      <text:p text:style-name="P4">29 сентября 2013 г.</text:p>
      <text:p text:style-name="P1"/>
      <text:p text:style-name="P6">ЛИНГВИСТИ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="0.4in" fo:margin-top="0.4in" fo:margin-bottom="0.4in" fo:margin-left="0.4in" fo:margin-right="0.4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XXII Турнир Ломоносова</dc:title>
    <meta:initial-creator>DMVN</meta:initial-creator>
    <dc:creator>Mikhail Veltishchev</dc:creator>
    <meta:editing-cycles>3</meta:editing-cycles>
    <meta:creation-date>2011-09-25T01:57:00</meta:creation-date>
    <dc:date>2013-09-29T07:33:14</dc:date>
    <meta:editing-duration>P0D</meta:editing-duration>
    <meta:generator>LibreOffice/3.6$Linux_X86_64 LibreOffice_project/360m1$Build-2</meta:generator>
    <meta:document-statistic meta:table-count="0" meta:image-count="0" meta:object-count="0" meta:page-count="17" meta:paragraph-count="54" meta:word-count="146" meta:character-count="917" meta:non-whitespace-character-count="825"/>
    <meta:user-defined meta:name="AppVersion">12.0000</meta:user-defined>
    <meta:user-defined meta:name="Company">MCC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